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ern_Prinz_Karls_Forland">
            <text:p>Southern_Prinz_Karls_Forland</text:p>
          </table:table-cell>
          <table:table-cell office:value-type="string" office:value="radiocarbon">
            <text:p>radiocarbon</text:p>
          </table:table-cell>
          <table:table-cell office:value-type="string" office:value="I-13795">
            <text:p>I-13795</text:p>
          </table:table-cell>
          <table:table-cell office:value-type="float" office:value="78.35">
            <text:p>78.35</text:p>
          </table:table-cell>
          <table:table-cell office:value-type="float" office:value="11.8">
            <text:p>11.8</text:p>
          </table:table-cell>
          <table:table-cell office:value-type="float" office:value="11650.0">
            <text:p>11650.0</text:p>
          </table:table-cell>
          <table:table-cell office:value-type="float" office:value="180.0">
            <text:p>180.0</text:p>
          </table:table-cell>
          <table:table-cell office:value-type="string" office:value="Whale jaw bone partial buried in beach gravels">
            <text:p>Whale jaw bone partial buried in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4.0">
            <text:p>3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1990,FormanEtal2004">
            <text:p>Forman1990,FormanEtal2004</text:p>
          </table:table-cell>
        </table:table-row>
        <table:table-row>
          <table:table-cell office:value-type="string" office:value="Southern_Prinz_Karls_Forland">
            <text:p>Southern_Prinz_Karls_Forland</text:p>
          </table:table-cell>
          <table:table-cell office:value-type="string" office:value="radiocarbon">
            <text:p>radiocarbon</text:p>
          </table:table-cell>
          <table:table-cell office:value-type="string" office:value="GX-10732">
            <text:p>GX-10732</text:p>
          </table:table-cell>
          <table:table-cell office:value-type="float" office:value="78.35">
            <text:p>78.35</text:p>
          </table:table-cell>
          <table:table-cell office:value-type="float" office:value="11.8">
            <text:p>11.8</text:p>
          </table:table-cell>
          <table:table-cell office:value-type="float" office:value="5365.0">
            <text:p>5365.0</text:p>
          </table:table-cell>
          <table:table-cell office:value-type="float" office:value="100.0">
            <text:p>100.0</text:p>
          </table:table-cell>
          <table:table-cell office:value-type="string" office:value="Whale rib partially embedded into raised beach">
            <text:p>Whale rib partially embedded into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1990,FormanEtal2004">
            <text:p>Forman1990,FormanEtal2004</text:p>
          </table:table-cell>
        </table:table-row>
        <table:table-row>
          <table:table-cell office:value-type="string" office:value="Southern_Prinz_Karls_Forland">
            <text:p>Southern_Prinz_Karls_Forland</text:p>
          </table:table-cell>
          <table:table-cell office:value-type="string" office:value="radiocarbon">
            <text:p>radiocarbon</text:p>
          </table:table-cell>
          <table:table-cell office:value-type="string" office:value="GX-10735">
            <text:p>GX-10735</text:p>
          </table:table-cell>
          <table:table-cell office:value-type="float" office:value="78.35">
            <text:p>78.35</text:p>
          </table:table-cell>
          <table:table-cell office:value-type="float" office:value="11.8">
            <text:p>11.8</text:p>
          </table:table-cell>
          <table:table-cell office:value-type="float" office:value="1260.0">
            <text:p>1260.0</text:p>
          </table:table-cell>
          <table:table-cell office:value-type="float" office:value="80.0">
            <text:p>80.0</text:p>
          </table:table-cell>
          <table:table-cell office:value-type="string" office:value="Whale vertebrae on raised beach">
            <text:p>Whale vertebrae on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1990,FormanEtal2004">
            <text:p>Forman1990,FormanEtal2004</text:p>
          </table:table-cell>
        </table:table-row>
        <table:table-row>
          <table:table-cell office:value-type="string" office:value="Southern_Prinz_Karls_Forland">
            <text:p>Southern_Prinz_Karls_Forland</text:p>
          </table:table-cell>
          <table:table-cell office:value-type="string" office:value="radiocarbon">
            <text:p>radiocarbon</text:p>
          </table:table-cell>
          <table:table-cell office:value-type="string" office:value="T-2233">
            <text:p>T-2233</text:p>
          </table:table-cell>
          <table:table-cell office:value-type="float" office:value="78.35">
            <text:p>78.35</text:p>
          </table:table-cell>
          <table:table-cell office:value-type="float" office:value="11.8">
            <text:p>11.8</text:p>
          </table:table-cell>
          <table:table-cell office:value-type="float" office:value="10000.0">
            <text:p>10000.0</text:p>
          </table:table-cell>
          <table:table-cell office:value-type="float" office:value="130.0">
            <text:p>13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7.0">
            <text:p>2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1977,Forman1990,FormanEtal2004">
            <text:p>Salvigsen1977,Forman1990,FormanEtal2004</text:p>
          </table:table-cell>
        </table:table-row>
        <table:table-row>
          <table:table-cell office:value-type="string" office:value="Southern_Prinz_Karls_Forland">
            <text:p>Southern_Prinz_Karls_Forland</text:p>
          </table:table-cell>
          <table:table-cell office:value-type="string" office:value="radiocarbon">
            <text:p>radiocarbon</text:p>
          </table:table-cell>
          <table:table-cell office:value-type="string" office:value="T-2235">
            <text:p>T-2235</text:p>
          </table:table-cell>
          <table:table-cell office:value-type="float" office:value="78.35">
            <text:p>78.35</text:p>
          </table:table-cell>
          <table:table-cell office:value-type="float" office:value="11.8">
            <text:p>11.8</text:p>
          </table:table-cell>
          <table:table-cell office:value-type="float" office:value="9850.0">
            <text:p>9850.0</text:p>
          </table:table-cell>
          <table:table-cell office:value-type="float" office:value="140.0">
            <text:p>140.0</text:p>
          </table:table-cell>
          <table:table-cell office:value-type="string" office:value="Whale jaw bone">
            <text:p>Whale jaw 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1977,Forman1990,FormanEtal2004">
            <text:p>Salvigsen1977,Forman1990,FormanEtal2004</text:p>
          </table:table-cell>
        </table:table-row>
        <table:table-row>
          <table:table-cell office:value-type="string" office:value="Southern_Prinz_Karls_Forland">
            <text:p>Southern_Prinz_Karls_Forland</text:p>
          </table:table-cell>
          <table:table-cell office:value-type="string" office:value="radiocarbon">
            <text:p>radiocarbon</text:p>
          </table:table-cell>
          <table:table-cell office:value-type="string" office:value="DIC-3052">
            <text:p>DIC-3052</text:p>
          </table:table-cell>
          <table:table-cell office:value-type="float" office:value="78.35">
            <text:p>78.35</text:p>
          </table:table-cell>
          <table:table-cell office:value-type="float" office:value="11.8">
            <text:p>11.8</text:p>
          </table:table-cell>
          <table:table-cell office:value-type="float" office:value="9860.0">
            <text:p>9860.0</text:p>
          </table:table-cell>
          <table:table-cell office:value-type="float" office:value="90.0">
            <text:p>90.0</text:p>
          </table:table-cell>
          <table:table-cell office:value-type="string" office:value="Paired valves Mya truncata from raised beach">
            <text:p>Paired valves Mya truncata from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1990,FormanEtal2004">
            <text:p>Forman1990,FormanEtal2004</text:p>
          </table:table-cell>
        </table:table-row>
        <table:table-row>
          <table:table-cell office:value-type="string" office:value="Southern_Prinz_Karls_Forland">
            <text:p>Southern_Prinz_Karls_Forland</text:p>
          </table:table-cell>
          <table:table-cell office:value-type="string" office:value="radiocarbon">
            <text:p>radiocarbon</text:p>
          </table:table-cell>
          <table:table-cell office:value-type="string" office:value="DIC-3054">
            <text:p>DIC-3054</text:p>
          </table:table-cell>
          <table:table-cell office:value-type="float" office:value="78.35">
            <text:p>78.35</text:p>
          </table:table-cell>
          <table:table-cell office:value-type="float" office:value="11.8">
            <text:p>11.8</text:p>
          </table:table-cell>
          <table:table-cell office:value-type="float" office:value="9380.0">
            <text:p>9380.0</text:p>
          </table:table-cell>
          <table:table-cell office:value-type="float" office:value="90.0">
            <text:p>90.0</text:p>
          </table:table-cell>
          <table:table-cell office:value-type="string" office:value="In situ Mytilus edulis paired valves from raised beach">
            <text:p>In situ Mytilus edulis paired valves from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1990,FormanEtal2004">
            <text:p>Forman1990,FormanEtal2004</text:p>
          </table:table-cell>
        </table:table-row>
        <table:table-row>
          <table:table-cell office:value-type="string" office:value="Southern_Prinz_Karls_Forland">
            <text:p>Southern_Prinz_Karls_Forland</text:p>
          </table:table-cell>
          <table:table-cell office:value-type="string" office:value="radiocarbon">
            <text:p>radiocarbon</text:p>
          </table:table-cell>
          <table:table-cell office:value-type="string" office:value="GX-10734">
            <text:p>GX-10734</text:p>
          </table:table-cell>
          <table:table-cell office:value-type="float" office:value="78.35">
            <text:p>78.35</text:p>
          </table:table-cell>
          <table:table-cell office:value-type="float" office:value="11.8">
            <text:p>11.8</text:p>
          </table:table-cell>
          <table:table-cell office:value-type="float" office:value="810.0">
            <text:p>810.0</text:p>
          </table:table-cell>
          <table:table-cell office:value-type="float" office:value="80.0">
            <text:p>80.0</text:p>
          </table:table-cell>
          <table:table-cell office:value-type="string" office:value="Whale cranium buried in raised beach surface">
            <text:p>Whale cranium buried in raised beach surfac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1990,FormanEtal2004">
            <text:p>Forman1990,FormanEtal2004</text:p>
          </table:table-cell>
        </table:table-row>
        <table:table-row>
          <table:table-cell office:value-type="string" office:value="Southern_Prinz_Karls_Forland">
            <text:p>Southern_Prinz_Karls_Forland</text:p>
          </table:table-cell>
          <table:table-cell office:value-type="string" office:value="radiocarbon">
            <text:p>radiocarbon</text:p>
          </table:table-cell>
          <table:table-cell office:value-type="string" office:value="I-13794">
            <text:p>I-13794</text:p>
          </table:table-cell>
          <table:table-cell office:value-type="float" office:value="78.35">
            <text:p>78.35</text:p>
          </table:table-cell>
          <table:table-cell office:value-type="float" office:value="11.8">
            <text:p>11.8</text:p>
          </table:table-cell>
          <table:table-cell office:value-type="float" office:value="10910.0">
            <text:p>10910.0</text:p>
          </table:table-cell>
          <table:table-cell office:value-type="float" office:value="160.0">
            <text:p>160.0</text:p>
          </table:table-cell>
          <table:table-cell office:value-type="string" office:value="Whale rib partial buried in beach gravels">
            <text:p>Whale rib partial buried in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1.0">
            <text:p>3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1990,FormanEtal2004">
            <text:p>Forman1990,FormanEtal20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